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0.3839in"/>
    </style:style>
    <style:style style:name="co5" style:family="table-column">
      <style:table-column-properties fo:break-before="auto" style:column-width="0.4827in"/>
    </style:style>
    <style:style style:name="co6" style:family="table-column">
      <style:table-column-properties fo:break-before="auto" style:column-width="0.936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201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3" style:family="table-cell" style:parent-style-name="Default">
      <style:table-cell-properties fo:border="0.0138in solid #000000" fo:padding-bottom="0.0193in" fo:padding-left="0.0138in" fo:padding-right="0.0138in" fo:padding-top="0.0193in"/>
      <style:text-properties fo:font-size="15pt" style:font-size-asian="15pt" style:font-size-complex="15pt"/>
    </style:style>
    <style:style style:name="ta_extref" style:family="table">
      <style:table-properties table:display="false"/>
    </style:style>
  </office:automatic-styles>
  <office:body>
    <office:spreadsheet>
      <table:table table:name="hand place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hand place – through hole</text:p>
          </table:table-cell>
          <table:table-cell table:number-columns-repeated="2"/>
        </table:table-row>
        <table:table-row table:style-name="ro1">
          <table:table-cell office:value-type="string">
            <text:p>VEE</text:p>
          </table:table-cell>
          <table:table-cell office:value-type="string">
            <text:p>2x100mi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N_VCC</text:p>
          </table:table-cell>
          <table:table-cell office:value-type="string">
            <text:p>2x100mi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N_VDD</text:p>
          </table:table-cell>
          <table:table-cell office:value-type="string">
            <text:p>2x100mi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8X2X100</text:p>
          </table:table-cell>
          <table:table-cell office:value-type="string">
            <text:p>2x8x100m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CON</text:p>
          </table:table-cell>
          <table:table-cell office:value-type="string">
            <text:p>7x100mi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ADSP_JTAG_CON</text:p>
          </table:table-cell>
          <table:table-cell office:value-type="string">
            <text:p>7x2x10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8X100</text:p>
          </table:table-cell>
          <table:table-cell office:value-type="string">
            <text:p>8x100m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RF24L01-BREAK</text:p>
          </table:table-cell>
          <table:table-cell office:value-type="string">
            <text:p>8x100m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X100</text:p>
          </table:table-cell>
          <table:table-cell office:value-type="string">
            <text:p>8xWx100mi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S232_CON</text:p>
          </table:table-cell>
          <table:table-cell office:value-type="string">
            <text:p>DB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CP01DB</text:p>
          </table:table-cell>
          <table:table-cell office:value-type="string">
            <text:p>DIP-14-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FCI_USB_B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GT12MAB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string">
            <text:p>SFE-MAGJAC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UDIO_JACK</text:p>
          </table:table-cell>
          <table:table-cell office:value-type="string">
            <text:p>SJ1-353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hand place – smd</text:p>
          </table:table-cell>
          <table:table-cell table:number-columns-repeated="2"/>
        </table:table-row>
        <table:table-row table:style-name="ro1">
          <table:table-cell office:value-type="string">
            <text:p>ABM10XTAL-16</text:p>
          </table:table-cell>
          <table:table-cell office:value-type="string">
            <text:p>ABM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BM10XTAL-24</text:p>
          </table:table-cell>
          <table:table-cell office:value-type="string">
            <text:p>ABM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BM10XTAL-25</text:p>
          </table:table-cell>
          <table:table-cell office:value-type="string">
            <text:p>ABM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NTENNA</text:p>
          </table:table-cell>
          <table:table-cell office:value-type="string">
            <text:p>chip_a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7689</text:p>
          </table:table-cell>
          <table:table-cell office:value-type="string">
            <text:p>LFCSP-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F532-160</text:p>
          </table:table-cell>
          <table:table-cell office:value-type="string">
            <text:p>MBGA-1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F527</text:p>
          </table:table-cell>
          <table:table-cell office:value-type="string">
            <text:p>MBGA-2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D5663</text:p>
          </table:table-cell>
          <table:table-cell office:value-type="string">
            <text:p>MSOP-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7980</text:p>
          </table:table-cell>
          <table:table-cell office:value-type="string">
            <text:p>MSOP-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MNETICS_36</text:p>
          </table:table-cell>
          <table:table-cell office:value-type="string">
            <text:p>omnetics_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PS62410</text:p>
          </table:table-cell>
          <table:table-cell office:value-type="string">
            <text:p>QFN-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NRF24L01</text:p>
          </table:table-cell>
          <table:table-cell office:value-type="string">
            <text:p>QFN-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AN8710A</text:p>
          </table:table-cell>
          <table:table-cell office:value-type="string">
            <text:p>QFN-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HA2116</text:p>
          </table:table-cell>
          <table:table-cell office:value-type="string">
            <text:p>QFN-40</text:p>
          </table:table-cell>
          <table:table-cell office:value-type="float" office:value="4">
            <text:p>4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>
            <text:p>IL715-3</text:p>
          </table:table-cell>
          <table:table-cell office:value-type="string">
            <text:p>SOIC-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T25DF041-MHF</text:p>
          </table:table-cell>
          <table:table-cell office:value-type="string">
            <text:p>SOIC-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M4808</text:p>
          </table:table-cell>
          <table:table-cell office:value-type="string">
            <text:p>SOIC-8</text:p>
          </table:table-cell>
          <table:table-cell office:value-type="float" office:value="2">
            <text:p>2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office:value-type="string">
            <text:p>OPA4348</text:p>
          </table:table-cell>
          <table:table-cell office:value-type="string">
            <text:p>TSSOP-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DM3202</text:p>
          </table:table-cell>
          <table:table-cell office:value-type="string">
            <text:p>TSSOP-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4LCX541</text:p>
          </table:table-cell>
          <table:table-cell office:value-type="string">
            <text:p>TSSOP-2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AX4208</text:p>
          </table:table-cell>
          <table:table-cell office:value-type="string">
            <text:p>uMAX-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T48LC16M16A2</text:p>
          </table:table-cell>
          <table:table-cell office:value-type="string">
            <text:p>VFBGA-5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22uf</text:p>
          </table:table-cell>
          <table:table-cell table:style-name="ce1" office:value-type="float" office:value="805">
            <text:p>805</text:p>
          </table:table-cell>
          <table:table-cell table:style-name="ce1" office:value-type="float" office:value="16">
            <text:p>16</text:p>
          </table:table-cell>
        </table:table-row>
        <table:table-row table:style-name="ro1">
          <table:table-cell table:style-name="ce1" office:value-type="string">
            <text:p>2.2uh</text:p>
          </table:table-cell>
          <table:table-cell table:style-name="ce1" office:value-type="float" office:value="1210">
            <text:p>1210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200uf</text:p>
          </table:table-cell>
          <table:table-cell table:style-name="ce1" office:value-type="float" office:value="2917">
            <text:p>2917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150uf</text:p>
          </table:table-cell>
          <table:table-cell table:style-name="ce1" office:value-type="float" office:value="2917">
            <text:p>2917</text:p>
          </table:table-cell>
          <table:table-cell table:style-name="ce1" office:value-type="float" office:value="2">
            <text:p>2</text:p>
          </table:table-cell>
        </table:table-row>
      </table:table>
      <table:table table:name="robot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2" office:value-type="string">
            <text:p>value</text:p>
          </table:table-cell>
          <table:table-cell table:style-name="ce2" office:value-type="string">
            <text:p>footprint</text:p>
          </table:table-cell>
          <table:table-cell table:style-name="ce2" office:value-type="string">
            <text:p>count</text:p>
          </table:table-cell>
          <table:table-cell table:number-columns-repeated="2"/>
        </table:table-row>
        <table:table-row table:style-name="ro3">
          <table:table-cell office:value-type="string">
            <text:p>0.1uf</text:p>
          </table:table-cell>
          <table:table-cell office:value-type="float" office:value="402">
            <text:p>40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3">
          <table:table-cell office:value-type="string">
            <text:p>0.1uf</text:p>
          </table:table-cell>
          <table:table-cell office:value-type="float" office:value="402">
            <text:p>402</text:p>
          </table:table-cell>
          <table:table-cell table:number-columns-repeated="3"/>
        </table:table-row>
        <table:table-row table:style-name="ro3">
          <table:table-cell office:value-type="string">
            <text:p>10k</text:p>
          </table:table-cell>
          <table:table-cell office:value-type="float" office:value="402">
            <text:p>402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3">
          <table:table-cell office:value-type="string">
            <text:p>10k</text:p>
          </table:table-cell>
          <table:table-cell office:value-type="float" office:value="402">
            <text:p>402</text:p>
          </table:table-cell>
          <table:table-cell table:number-columns-repeated="3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402">
            <text:p>402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3"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3"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3"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3">
          <table:table-cell office:value-type="string">
            <text:p>LED</text:p>
          </table:table-cell>
          <table:table-cell office:value-type="float" office:value="603">
            <text:p>603</text:p>
          </table:table-cell>
          <table:table-cell table:number-columns-repeated="3"/>
        </table:table-row>
        <table:table-row table:style-name="ro3">
          <table:table-cell office:value-type="string">
            <text:p>1uf</text:p>
          </table:table-cell>
          <table:table-cell office:value-type="float" office:value="402">
            <text:p>402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3">
          <table:table-cell office:value-type="string">
            <text:p>2.2uf</text:p>
          </table:table-cell>
          <table:table-cell office:value-type="float" office:value="402">
            <text:p>40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402">
            <text:p>40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3">
          <table:table-cell office:value-type="string">
            <text:p>50k</text:p>
          </table:table-cell>
          <table:table-cell office:value-type="float" office:value="402">
            <text:p>40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3">
          <table:table-cell office:value-type="string">
            <text:p>22k</text:p>
          </table:table-cell>
          <table:table-cell office:value-type="float" office:value="402">
            <text:p>40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3">
          <table:table-cell office:value-type="string">
            <text:p>ferrite</text:p>
          </table:table-cell>
          <table:table-cell office:value-type="float" office:value="402">
            <text:p>40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402">
            <text:p>40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3">
          <table:table-cell office:value-type="string">
            <text:p>0.01uf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180pf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3.3k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330k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4nf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5k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3">
          <table:table-cell office:value-type="string">
            <text:p>1nf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string">
            <text:p>7pf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table-cell office:value-type="string">
            <text:p>TC1016-3.0</text:p>
          </table:table-cell>
          <table:table-cell office:value-type="string">
            <text:p>SC-70-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float" office:value="49.9">
            <text:p>49.9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15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25.2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33pf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4.7pF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7.5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90k</text:p>
          </table:table-cell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office:value-type="string">
            <text:p>BAT54</text:p>
          </table:table-cell>
          <table:table-cell office:value-type="string">
            <text:p>SOT-2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MIC5365-2.5</text:p>
          </table:table-cell>
          <table:table-cell office:value-type="string">
            <text:p>SC-70-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MIC5365-2.7</text:p>
          </table:table-cell>
          <table:table-cell office:value-type="string">
            <text:p>SC-70-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MAX6711Z</text:p>
          </table:table-cell>
          <table:table-cell office:value-type="string">
            <text:p>SC-70-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ADCS7476</text:p>
          </table:table-cell>
          <table:table-cell office:value-type="string">
            <text:p>SOT-23-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1.5p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100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1p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2.2n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2.7nH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220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22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270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3.9nH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33nF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8.2nH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825k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3">
          <table:table-cell office:value-type="string">
            <text:p>USBLC6</text:p>
          </table:table-cell>
          <table:table-cell office:value-type="string">
            <text:p>SOT-23-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LM828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ADR381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74LVC1G</text:p>
          </table:table-cell>
          <table:table-cell office:value-type="string">
            <text:p>SC-70-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100pf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12.1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18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 office:value-type="string">
            <text:p>810k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  <table:database-ranges>
        <table:database-range table:target-range-address="robot.A1:robot.C58">
          <table:sort>
            <table:sort-by table:field-number="2" table:order="descending" table:data-type="automatic"/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1">10/21/2010</text:date>, <text:time>11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21T11:44:45</dc:date>
    <dc:creator>tlh24 </dc:creator>
    <meta:generator>OpenOffice.org/3.2$Unix OpenOffice.org_project/320m12$Build-9483</meta:generator>
    <meta:editing-duration>PT23H29M35S</meta:editing-duration>
    <meta:editing-cycles>6</meta:editing-cycles>
    <meta:printed-by>tlh24 </meta:printed-by>
    <meta:print-date>2010-10-20T17:58:22</meta:print-date>
    <meta:document-statistic meta:table-count="2" meta:cell-count="296" meta:object-count="0"/>
  </office:meta>
</office:document-meta>
</file>